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March 15, 2022 (09:28: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1">Evaluation</text:p>
            </table:table-cell>
            <table:table-cell table:style-name="TableHeaderRowCell" office:value-type="string">
              <text:p text:style-name="P2">Number</text:p>
            </table:table-cell>
            <table:table-cell table:style-name="TableHeaderRowCell" office:value-type="string">
              <text:p text:style-name="P3">Points</text:p>
            </table:table-cell>
            <table:table-cell table:style-name="TableHeaderRowCell" office:value-type="string">
              <text:p text:style-name="P4">Percents</text:p>
            </table:table-cell>
          </table:table-row>
        </table:table-header-rows>
        <table:table-row>
          <table:table-cell table:style-name="TableRowCell" office:value-type="string">
            <text:p text:style-name="P5">Quizzes</text:p>
          </table:table-cell>
          <table:table-cell table:style-name="TableRowCell" office:value-type="string">
            <text:p text:style-name="P6">4</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Projects</text:p>
          </table:table-cell>
          <table:table-cell table:style-name="TableRowCell" office:value-type="string">
            <text:p text:style-name="P6">2</text:p>
          </table:table-cell>
          <table:table-cell table:style-name="TableRowCell" office:value-type="string">
            <text:p text:style-name="P7">20</text:p>
          </table:table-cell>
          <table:table-cell table:style-name="TableRowCell" office:value-type="string">
            <text:p text:style-name="P8">10%</text:p>
          </table:table-cell>
        </table:table-row>
        <table:table-row>
          <table:table-cell table:style-name="TableRowCell" office:value-type="string">
            <text:p text:style-name="P5">In-class Tests</text:p>
          </table:table-cell>
          <table:table-cell table:style-name="TableRowCell" office:value-type="string">
            <text:p text:style-name="P6">2</text:p>
          </table:table-cell>
          <table:table-cell table:style-name="TableRowCell" office:value-type="string">
            <text:p text:style-name="P7">100</text:p>
          </table:table-cell>
          <table:table-cell table:style-name="TableRowCell" office:value-type="string">
            <text:p text:style-name="P8">40%</text:p>
          </table:table-cell>
        </table:table-row>
        <table:table-row>
          <table:table-cell table:style-name="TableRowCell" office:value-type="string">
            <text:p text:style-name="P5">Final Exam</text:p>
          </table:table-cell>
          <table:table-cell table:style-name="TableRowCell" office:value-type="string">
            <text:p text:style-name="P6">1</text:p>
          </table:table-cell>
          <table:table-cell table:style-name="TableRowCell" office:value-type="string">
            <text:p text:style-name="P7">200</text:p>
          </table:table-cell>
          <table:table-cell table:style-name="TableRowCell" office:value-type="string">
            <text:p text:style-name="P8">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ve taken only 2 quizzes (or put the sentinal value for quiz 3), then the program shouldn’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9">For all the questions below, enter </text:p>
      <text:p text:style-name="P10"><text:s text:c="4"/>- your grade, or </text:p>
      <text:p text:style-name="P11"><text:s text:c="4"/>- "0" if you missed the evaluation, or</text:p>
      <text:p text:style-name="P12"><text:s text:c="4"/>- "-1" if that evaluation did not happened yet.</text:p>
      <text:p text:style-name="P13"/>
      <text:p text:style-name="P14">What was your grade for quiz 1 (out of 20)?</text:p>
      <text:p text:style-name="P15">16↵</text:p>
      <text:p text:style-name="P16">What was your grade for quiz 2 (out of 20)?</text:p>
      <text:p text:style-name="P17">14↵</text:p>
      <text:p text:style-name="P18">What was your grade for quiz 3 (out of 20)?</text:p>
      <text:p text:style-name="P19">-1↵</text:p>
      <text:p text:style-name="P20">Your average for the quiz is 75.00 %.</text:p>
      <text:p text:style-name="P21">What was your grade for project 1 (out of 20)? </text:p>
      <text:p text:style-name="P22">22↵</text:p>
      <text:p text:style-name="P23">What was your grade for project 2 (out of 20)? </text:p>
      <text:p text:style-name="P24">-1↵</text:p>
      <text:p text:style-name="P25">Your average for the project is 110.00 %.</text:p>
      <text:p text:style-name="P26">What was your grade for in-class test 1 (out of 100)? </text:p>
      <text:p text:style-name="P27">66↵</text:p>
      <text:p text:style-name="P28">What was your grade for in-class test 2 (out of 100)? </text:p>
      <text:p text:style-name="P29">-1↵</text:p>
      <text:p text:style-name="P30">Your average for the tests is 66.00 %.</text:p>
      <text:p text:style-name="P31">What was your grade for the final (out of 200)?</text:p>
      <text:p text:style-name="P32">-1↵</text:p>
      <text:p text:style-name="P33">Your average so far is 74.83 %.</text:p>
      <text:p text:style-name="P34"/>
      <text:p text:style-name="P35">Press any key to continue . .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3" text:outline-level="3"><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3" text:outline-level="3"><text:bookmark-start text:name="hint-2---gathering-the-data"/>Hint 2 - Gathering The Data<text:bookmark-end text:name="hint-2---gathering-the-data"/></text:h>
      <text:p text:style-name="First_20_paragraph">Once you have the equation figured out, you need to understand how you can obtain the data from the user. You have two possible ways of doing it:</text:p>
      <text:list text:style-name="L1">
        <text:list-item>
          <text:p text:style-name="P36">Will you ask first for the number of quizzes taken, and then ask for the values, or</text:p>
        </text:list-item>
        <text:list-item>
          <text:p text:style-name="P36">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5Z</meta:creation-date>
    <dc:date>2022-03-15T13:28:25Z</dc:date>
    <meta:user-defined meta:name="date" meta:value-type="string">March  15, 2022 (09:28: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